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126in" fo:break-before="auto" style:use-optimal-row-height="true"/>
    </style:style>
    <style:style style:name="ro5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ICE_FLOW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DLC_AFRICANBUSH_2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_SN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G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8];[.$A$9])" office:value-type="string" office:string-value="4, 5" calcext:value-type="string">
            <text:p>4, 5</text:p>
          </table:table-cell>
          <table:table-cell table:style-name="ce4" office:value-type="string" calcext:value-type="string">
            <text:p>20, 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5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ROCK3</text:p>
          </table:table-cell>
          <table:table-cell table:style-name="ce4" office:value-type="float" office:value="389" calcext:value-type="float">
            <text:p>38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5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4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5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3</text:p>
          </table:table-cell>
          <table:table-cell table:style-name="ce4" office:value-type="float" office:value="389" calcext:value-type="float">
            <text:p>38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5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4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5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8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 &quot;;1;[.$A$5];[.$A$17])" office:value-type="string" office:string-value="1, 13" calcext:value-type="string">
            <text:p>1, 13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 &quot;;1;[.$A$5];[.$A$17:.$A$18])" office:value-type="string" office:string-value="1, 13, 14" calcext:value-type="string">
            <text:p>1, 13, 14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90:.$A$92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 &quot;;1;[.$A$5];[.$A$21])" office:value-type="string" office:string-value="1, 17" calcext:value-type="string">
            <text:p>1, 17</text:p>
          </table:table-cell>
          <table:table-cell table:style-name="ce4" office:value-type="string" calcext:value-type="string">
            <text:p>12, 7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 &quot;;1;[.$A$5];[.$A$21];[.$A$22])" office:value-type="string" office:string-value="1, 17, 18" calcext:value-type="string">
            <text:p>1, 17, 18</text:p>
          </table:table-cell>
          <table:table-cell table:style-name="ce4" office:value-type="string" calcext:value-type="string">
            <text:p>12, 7, 7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LC_MANGROVESHALLOW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LC_MANGROVESHALLOW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IRT_SNOW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TRAP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DLC_BOXTURTL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OLPHIN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2" table:number-rows-repeated="3">
          <table:table-cell table:style-name="ce20"/>
          <table:table-cell table:style-name="ce4" table:number-columns-repeated="4"/>
          <table:table-cell table:style-name="ce16" table:content-validation-name="val1"/>
          <table:table-cell table:style-name="ce16" table:number-columns-repeated="8"/>
          <table:table-cell table:style-name="ce16" table:content-validation-name="val3"/>
          <table:table-cell table:style-name="ce16" table:content-validation-name="val4"/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43:.$A$44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43:.$A$44];[.$A$47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9:.$A$40];[.$A$43:.$A$44];[.$A$51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53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53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53])" office:value-type="string" office:string-value="4" calcext:value-type="string">
            <text:p>4</text:p>
          </table:table-cell>
          <table:table-cell table:style-name="ce4" office:value-type="string" calcext:value-type="string">
            <text:p>4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53];[.$A$56])" office:value-type="string" office:string-value="4" calcext:value-type="string">
            <text:p>4</text:p>
          </table:table-cell>
          <table:table-cell table:style-name="ce4" office:value-type="string" calcext:value-type="string">
            <text:p>4,0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43:.$A$44];[.$A$47:.$A$48];[.$A$51:.$A$52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43:.$A$44];[.$A$47:.$A$48];[.$A$51:.$A$52];[.$A$58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,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8];[.$A$59])">
            <text:p/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0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0];[.$A$61])">
            <text:p/>
          </table:table-cell>
          <table:table-cell table:style-name="ce4" office:value-type="string" calcext:value-type="string">
            <text:p>5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1];[.$A$62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1];[.$A$62];[.$A$63])">
            <text:p/>
          </table:table-cell>
          <table:table-cell table:style-name="ce4" office:value-type="string" calcext:value-type="string">
            <text:p>5,5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5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5];[.$A$66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5];[.$A$66];[.$A$67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69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9];[.$A$70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9];[.$A$70];[.$A$71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9:.$A$73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9:.$A$74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76])">
            <text:p/>
          </table:table-cell>
          <table:table-cell table:style-name="ce4" office:value-type="float" office:value="16" calcext:value-type="float">
            <text:p>1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&quot;;1;[.$A$8];[.$A$43:.$A$46];[.$A$53])" office:value-type="string" office:string-value="4" calcext:value-type="string">
            <text:p>4</text:p>
          </table:table-cell>
          <table:table-cell table:style-name="ce4" office:value-type="string" calcext:value-type="string">
            <text:p>8,3,3,3,3,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-201" calcext:value-type="float">
            <text:p>-201</text:p>
          </table:table-cell>
          <table:table-cell table:style-name="ce11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80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82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82];[.$A$83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5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];[.$A$53])" office:value-type="string" office:string-value="1" calcext:value-type="string">
            <text:p>1</text:p>
          </table:table-cell>
          <table:table-cell table:style-name="ce4" office:value-type="string" calcext:value-type="string">
            <text:p>2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8])" office:value-type="string" office:string-value="1" calcext:value-type="string">
            <text:p>1</text:p>
          </table:table-cell>
          <table:table-cell table:style-name="ce4" office:value-type="string" calcext:value-type="string">
            <text:p>6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0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0:.$A$91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90:.$A$92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VELINA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110" calcext:value-type="float">
            <text:p>-110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9:.$A$36];[.$A$95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9,1,1,1,1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9:.$A$36];[.$A$95:.$A$96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0,1,1,1,1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9:.$A$36];[.$A$95:.$A$97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7,1,1,1,1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formula="of:=COM.MICROSOFT.TEXTJOIN(&quot;,&quot;;1;[.$A$5];[.$A$9:.$A$36];[.$A$95:.$A$98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20,1,1,1,1,6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6];[.$A$95:.$A$99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21,1,1,1,1,6,6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6];[.$A$79];[.$A$94];[.$A$95:.$A$100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2,1,1,1,1,2,2,2,2,2,2,2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9:.$A$36];[.$A$94];[.$A$95:.$A$101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0,1,1,1,1,2,2,2,2,2,2,2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 table:formula="of:=COM.MICROSOFT.TEXTJOIN(&quot;,&quot;;1;[.$A$5];[.$A$37];[.$A$38])" office:value-type="string" office:string-value="1" calcext:value-type="string">
            <text:p>1</text:p>
          </table:table-cell>
          <table:table-cell table:style-name="ce4" office:value-type="string" calcext:value-type="string">
            <text:p>38,14,1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])" office:value-type="string" office:string-value="1" calcext:value-type="string">
            <text:p>1</text:p>
          </table:table-cell>
          <table:table-cell table:style-name="ce4" office:value-type="string" calcext:value-type="string">
            <text:p>44,12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];[.$A$104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:.$A$105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GU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9" table:formula="of:=COM.MICROSOFT.TEXTJOIN(&quot;,&quot;;1;[.$A$5];[.$A$37];[.$A$38])" office:value-type="string" office:string-value="1" calcext:value-type="string">
            <text:p>1</text:p>
          </table:table-cell>
          <table:table-cell table:style-name="ce4" office:value-type="string" calcext:value-type="string">
            <text:p>30,14,14</text:p>
          </table:table-cell>
          <table:table-cell table:style-name="ce16" table:content-validation-name="val5"/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09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0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1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2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116])">
            <text:p/>
          </table:table-cell>
          <table:table-cell table:style-name="ce4" office:value-type="float" office:value="3" calcext:value-type="float">
            <text:p>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19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19:.$A$120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22])">
            <text:p/>
          </table:table-cell>
          <table:table-cell table:style-name="ce4" office:value-type="string" calcext:value-type="string">
            <text:p>6,9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7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7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8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8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ASES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4T19:48:42.648000000</dc:date>
    <meta:editing-duration>P21DT3H56M</meta:editing-duration>
    <meta:editing-cycles>664</meta:editing-cycles>
    <meta:generator>LibreOffice/7.1.3.2$Windows_X86_64 LibreOffice_project/47f78053abe362b9384784d31a6e56f8511eb1c1</meta:generator>
    <meta:document-statistic meta:table-count="1" meta:cell-count="1548" meta:object-count="0"/>
  </office:meta>
</office:document-meta>
</file>